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2700000047486A09674D0E8B5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e7e9" officeooo:paragraph-rsid="001ee7e9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ee7e9" officeooo:paragraph-rsid="001ee7e9"/>
    </style:style>
    <style:style style:name="P4" style:family="paragraph" style:parent-style-name="Standard">
      <style:text-properties style:text-underline-style="none" officeooo:rsid="001ee7e9" officeooo:paragraph-rsid="001fc823"/>
    </style:style>
    <style:style style:name="P5" style:family="paragraph" style:parent-style-name="Standard">
      <style:text-properties style:text-underline-style="none" officeooo:rsid="001ee7e9" officeooo:paragraph-rsid="001ee7e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fc82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fc82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LLEL AND DISTRIBUTED COMPUTING</text:p>
      <text:p text:style-name="P2">L – 19,20</text:p>
      <text:p text:style-name="Standard"><text:span text:style-name="T3">DATE: 1</text:span><text:span text:style-name="T4">0.10</text:span><text:span text:style-name="T3">.19</text:span></text:p>
      <text:p text:style-name="P2">FACULTY : PROF. GAYATHRI R.</text:p>
      <text:p text:style-name="P2">DHRUBANKA DUTTA, 17BCE1019</text:p>
      <text:p text:style-name="P2"/>
      <text:p text:style-name="P4">S<text:span text:style-name="T2">eive of Eratosthenes</text:span></text:p>
      <text:p text:style-name="P3"/>
      <text:p text:style-name="P3"><text:span text:style-name="T1">CODE :</text:span> </text:p>
      <text:p text:style-name="P3"/>
      <text:p text:style-name="P3">#include &lt;mpi.h&gt;</text:p>
      <text:p text:style-name="P3">#include &lt;math.h&gt;</text:p>
      <text:p text:style-name="P3">#include &lt;stdio.h&gt;</text:p>
      <text:p text:style-name="P3">#include &lt;stdlib.h&gt;</text:p>
      <text:p text:style-name="P3">#include "MyMPI.h"</text:p>
      <text:p text:style-name="P3"/>
      <text:p text:style-name="P3"/>
      <text:p text:style-name="P3">int main(int argc, char** argv)<text:tab/><text:tab/>{</text:p>
      <text:p text:style-name="P3"><text:s text:c="4"/>int <text:s text:c="4"/>count; <text:s text:c="15"/>/* local prime count */</text:p>
      <text:p text:style-name="P3"><text:s text:c="4"/>double <text:s/>elapsed_time; <text:s text:c="8"/>/* parallel execution time */</text:p>
      <text:p text:style-name="P3"><text:s text:c="4"/>int <text:s text:c="4"/>first; <text:s text:c="15"/>/* index of first multiple */</text:p>
      <text:p text:style-name="P3"><text:s text:c="4"/>int <text:s text:c="4"/>global_count; <text:s text:c="8"/>/* global prime count */</text:p>
      <text:p text:style-name="P3"><text:s text:c="4"/>int <text:s text:c="4"/>high_value; <text:s text:c="10"/>/* highest value on this proc */</text:p>
      <text:p text:style-name="P3"><text:s text:c="4"/>int <text:s text:c="4"/>i;</text:p>
      <text:p text:style-name="P3"><text:s text:c="4"/>int <text:s text:c="4"/>id; <text:s text:c="18"/>/* process id number */</text:p>
      <text:p text:style-name="P3"><text:s text:c="4"/>int <text:s text:c="4"/>index; <text:s text:c="15"/>/* index of current prime */</text:p>
      <text:p text:style-name="P3"><text:s text:c="4"/>int <text:s text:c="4"/>low_value; <text:s text:c="11"/>/* lowest value on this proc */</text:p>
      <text:p text:style-name="P3"><text:s text:c="4"/>int <text:s text:c="4"/>n; <text:s text:c="19"/>/* sieving from 2, ..., n */</text:p>
      <text:p text:style-name="P3"><text:s text:c="4"/>int <text:s text:c="4"/>p; <text:s text:c="19"/>/* number of processes */</text:p>
      <text:p text:style-name="P3"><text:s text:c="4"/>int <text:s text:c="4"/>proc0_size; <text:s text:c="10"/>/* size of proc 0's subarray */</text:p>
      <text:p text:style-name="P3"><text:s text:c="4"/>int <text:s text:c="4"/>prime; <text:s text:c="15"/>/* current prime */</text:p>
      <text:p text:style-name="P3"><text:s text:c="4"/>int <text:s text:c="4"/>size; <text:s text:c="16"/>/* elements in marked string */</text:p>
      <text:p text:style-name="P3"><text:s text:c="4"/>int <text:s text:c="4"/>first_value_index;</text:p>
      <text:p text:style-name="P3"><text:s text:c="4"/>int <text:s text:c="4"/>prime_step;</text:p>
      <text:p text:style-name="P3"><text:s text:c="4"/>int <text:s text:c="4"/>prime_doubled;</text:p>
      <text:p text:style-name="P3"><text:s text:c="4"/>int <text:s text:c="4"/>sqrt_n;</text:p>
      <text:p text:style-name="P3"><text:s text:c="4"/>int <text:s text:c="4"/>prime_multiple;</text:p>
      <text:p text:style-name="P3"><text:s text:c="4"/>int <text:s text:c="4"/>num_per_block;</text:p>
      <text:p text:style-name="P3"><text:s text:c="4"/>int <text:s text:c="4"/>block_low_value;</text:p>
      <text:p text:style-name="P3"><text:s text:c="4"/>int <text:s text:c="4"/>block_high_value;</text:p>
      <text:p text:style-name="P3"><text:s text:c="4"/>int <text:s text:c="4"/>first_index_in_block; </text:p>
      <text:p text:style-name="P3"><text:s text:c="4"/>char* <text:s text:c="2"/>marked; <text:s text:c="14"/>/* portion of 2, ..., n */</text:p>
      <text:p text:style-name="P3"><text:s text:c="4"/>char* <text:s text:c="2"/>primes;</text:p>
      <text:p text:style-name="P3"/>
      <text:p text:style-name="P3"><text:s text:c="4"/>MPI_Init(&amp;argc, &amp;argv);</text:p>
      <text:p text:style-name="P3"/>
      <text:p text:style-name="P3"><text:s text:c="4"/>/* start the timer */</text:p>
      <text:p text:style-name="P3"><text:s text:c="4"/>MPI_Barrier(MPI_COMM_WORLD);</text:p>
      <text:p text:style-name="P3"><text:s text:c="4"/>elapsed_time = -MPI_Wtime();</text:p>
      <text:p text:style-name="P3"><text:soft-page-break/></text:p>
      <text:p text:style-name="P3"><text:s text:c="4"/>MPI_Comm_rank(MPI_COMM_WORLD, &amp;id);</text:p>
      <text:p text:style-name="P3"><text:s text:c="4"/>MPI_Comm_size(MPI_COMM_WORLD, &amp;p);</text:p>
      <text:p text:style-name="P3"/>
      <text:p text:style-name="P3"><text:s text:c="4"/>if (argc != 2) <text:s text:c="3"/>{</text:p>
      <text:p text:style-name="P3"><text:s text:c="8"/>if (id == 0) /* parent process */</text:p>
      <text:p text:style-name="P3"><text:s text:c="12"/>printf("Command line: %s &lt;m&gt;\n", argv[0]);</text:p>
      <text:p text:style-name="P3"><text:s text:c="8"/>MPI_Finalize();</text:p>
      <text:p text:style-name="P3"><text:s text:c="8"/>exit(1);</text:p>
      <text:p text:style-name="P3"><text:s text:c="4"/>} /* if (argc != 2) */</text:p>
      <text:p text:style-name="P3"/>
      <text:p text:style-name="P3"><text:s text:c="4"/>n = atoi(argv[1]);</text:p>
      <text:p text:style-name="P3"/>
      <text:p text:style-name="P3"><text:s text:c="4"/>/* </text:p>
      <text:p text:style-name="P3"><text:s text:c="5"/>* Figure out this process's share of the array, as well as the </text:p>
      <text:p text:style-name="P3"><text:s text:c="5"/>* integers represented by the first and last array elements </text:p>
      <text:p text:style-name="P3"><text:s text:c="5"/>*/</text:p>
      <text:p text:style-name="P3"><text:s text:c="4"/>low_value <text:s/>= BLOCK_FIRST + BLOCK_LOW(id, p, n - 1) <text:s/>* BLOCK_STEP;</text:p>
      <text:p text:style-name="P3"><text:s text:c="4"/>high_value = BLOCK_FIRST + BLOCK_HIGH(id, p, n - 1) * BLOCK_STEP;</text:p>
      <text:p text:style-name="P3"><text:s text:c="4"/>size <text:s text:c="6"/>= BLOCK_SIZE(id, p, n - 1);</text:p>
      <text:p text:style-name="P3"/>
      <text:p text:style-name="P3"><text:s text:c="4"/>/*</text:p>
      <text:p text:style-name="P3"><text:s text:c="5"/>* bail out if all the primes used for sieving are not all </text:p>
      <text:p text:style-name="P3"><text:s text:c="5"/>* help by process 0</text:p>
      <text:p text:style-name="P3"><text:s text:c="5"/>*/</text:p>
      <text:p text:style-name="P3"><text:s text:c="4"/>proc0_size = (n - 1) / p;</text:p>
      <text:p text:style-name="P3"/>
      <text:p text:style-name="P3"><text:s text:c="4"/>if ((2 + proc0_size) &lt; (int)sqrt((double)n)) <text:s text:c="3"/>{</text:p>
      <text:p text:style-name="P3"><text:s text:c="8"/>if (id == 0) /* parent process */</text:p>
      <text:p text:style-name="P3"><text:s text:c="12"/>printf("Too many processes\n");</text:p>
      <text:p text:style-name="P3"><text:s text:c="8"/>MPI_Finalize();</text:p>
      <text:p text:style-name="P3"><text:s text:c="8"/>exit(1);</text:p>
      <text:p text:style-name="P3"><text:s text:c="4"/>} /* if */</text:p>
      <text:p text:style-name="P3"><text:s text:c="4"/></text:p>
      <text:p text:style-name="P3"><text:s text:c="4"/>// compute primes from 2 to sqrt(n);</text:p>
      <text:p text:style-name="P3"><text:s text:c="4"/>sqrt_n = sqrt(n);</text:p>
      <text:p text:style-name="P3"><text:s text:c="4"/>primes = (char*)calloc(sqrt_n + 1, 1);</text:p>
      <text:p text:style-name="P3"><text:s text:c="4"/>for (prime_multiple = 2; </text:p>
      <text:p text:style-name="P3"><text:s text:c="9"/>prime_multiple &lt;= sqrt_n; </text:p>
      <text:p text:style-name="P3"><text:s text:c="9"/>prime_multiple += 2) <text:s text:c="3"/>{</text:p>
      <text:p text:style-name="P3"><text:s text:c="8"/>primes[prime_multiple] = 1;</text:p>
      <text:p text:style-name="P3"><text:s text:c="4"/>} /* for */</text:p>
      <text:p text:style-name="P3"/>
      <text:p text:style-name="P3"><text:s text:c="4"/>for (prime = 3; prime &lt;= sqrt_n; prime += 2) <text:s text:c="3"/>{</text:p>
      <text:p text:style-name="P3"><text:s text:c="8"/>if (primes[prime] == 1)</text:p>
      <text:p text:style-name="P3"><text:s text:c="12"/>continue;</text:p>
      <text:p text:style-name="P3"/>
      <text:p text:style-name="P3"><text:s text:c="8"/>for (prime_multiple = prime &lt;&lt; 1;</text:p>
      <text:p text:style-name="P3"><text:s text:c="13"/>prime_multiple &lt;= sqrt_n; </text:p>
      <text:p text:style-name="P3"><text:soft-page-break/><text:s text:c="13"/>prime_multiple += prime) <text:s text:c="3"/>{</text:p>
      <text:p text:style-name="P3"><text:s text:c="12"/>primes[prime_multiple] = 1;</text:p>
      <text:p text:style-name="P3"><text:s text:c="8"/>}</text:p>
      <text:p text:style-name="P3"><text:s text:c="4"/>} /* for */</text:p>
      <text:p text:style-name="P3"/>
      <text:p text:style-name="P3"><text:s text:c="4"/>/* </text:p>
      <text:p text:style-name="P3"><text:s text:c="5"/>* allocate this process' share of the array </text:p>
      <text:p text:style-name="P3"><text:s text:c="5"/>*/</text:p>
      <text:p text:style-name="P3"><text:s text:c="4"/>marked = (char*)calloc(size * sizeof(char), 1);</text:p>
      <text:p text:style-name="P3"><text:s text:c="4"/>if (marked == NULL) <text:s text:c="3"/>{</text:p>
      <text:p text:style-name="P3"><text:s text:c="8"/>printf("Cannot allocate enough memory\n");</text:p>
      <text:p text:style-name="P3"><text:s text:c="8"/>MPI_Finalize();</text:p>
      <text:p text:style-name="P3"><text:s text:c="8"/>exit(1);</text:p>
      <text:p text:style-name="P3"><text:s text:c="4"/>} /* if */</text:p>
      <text:p text:style-name="P3"/>
      <text:p text:style-name="P3"><text:s text:c="4"/>num_per_block <text:s text:c="3"/>= 1024 * 1024;</text:p>
      <text:p text:style-name="P3"><text:s text:c="4"/>block_low_value <text:s/>= low_value;</text:p>
      <text:p text:style-name="P3"><text:s text:c="4"/>block_high_value = MIN(high_value, </text:p>
      <text:p text:style-name="P3"><text:s text:c="27"/>low_value + num_per_block * BLOCK_STEP);</text:p>
      <text:p text:style-name="P3"><text:s text:c="4"/></text:p>
      <text:p text:style-name="P3"><text:s text:c="4"/>for (first_index_in_block = 0;</text:p>
      <text:p text:style-name="P3"><text:s text:c="9"/>first_index_in_block &lt; size; </text:p>
      <text:p text:style-name="P3"><text:s text:c="9"/>first_index_in_block += num_per_block) <text:s text:c="3"/>{</text:p>
      <text:p text:style-name="P3"><text:s text:c="8"/>for (prime = 3; prime &lt;= sqrt_n; prime++) <text:s text:c="6"/>{</text:p>
      <text:p text:style-name="P3"><text:s text:c="12"/>if (primes[prime] == 1)</text:p>
      <text:p text:style-name="P3"><text:s text:c="16"/>continue;</text:p>
      <text:p text:style-name="P3"><text:s text:c="12"/>if (prime * prime &gt; block_low_value) <text:s text:c="2"/>{</text:p>
      <text:p text:style-name="P3"><text:s text:c="16"/>first = prime * prime;</text:p>
      <text:p text:style-name="P3"><text:s text:c="12"/>}</text:p>
      <text:p text:style-name="P3"><text:s text:c="11"/>else <text:s text:c="2"/>{</text:p>
      <text:p text:style-name="P3"><text:s text:c="16"/>if (!(block_low_value % prime)) <text:s text:c="3"/>{</text:p>
      <text:p text:style-name="P3"><text:s text:c="20"/>first = block_low_value;</text:p>
      <text:p text:style-name="P3"><text:s text:c="16"/>}</text:p>
      <text:p text:style-name="P3"><text:s text:c="16"/>else <text:s text:c="3"/>{</text:p>
      <text:p text:style-name="P3"><text:s text:c="20"/>first = prime - (block_low_value % prime) + </text:p>
      <text:p text:style-name="P3"><text:s text:c="28"/>block_low_value;</text:p>
      <text:p text:style-name="P3"><text:s text:c="16"/>}</text:p>
      <text:p text:style-name="P3"><text:s text:c="11"/>}</text:p>
      <text:p text:style-name="P3"><text:s text:c="8"/></text:p>
      <text:p text:style-name="P3"><text:s text:c="11"/>/*</text:p>
      <text:p text:style-name="P3"><text:s text:c="12"/>* optimization - consider only odd multiples </text:p>
      <text:p text:style-name="P3"><text:s text:c="12"/>* <text:s text:c="15"/>of the prime number</text:p>
      <text:p text:style-name="P3"><text:s text:c="12"/>*/</text:p>
      <text:p text:style-name="P3"><text:s text:c="11"/>if ((first + prime) &amp; 1) // is odd </text:p>
      <text:p text:style-name="P3"><text:s text:c="14"/>first += prime;</text:p>
      <text:p text:style-name="P3"/>
      <text:p text:style-name="P3"><text:s text:c="11"/>first_value_index = (first - BLOCK_FIRST) / BLOCK_STEP - </text:p>
      <text:p text:style-name="P3"><text:s text:c="31"/>BLOCK_LOW(id, p, n - 1);</text:p>
      <text:p text:style-name="P3"><text:s text:c="11"/>prime_doubled <text:s text:c="4"/>= prime &lt;&lt; 1;</text:p>
      <text:p text:style-name="P3"><text:soft-page-break/><text:s text:c="11"/>prime_step <text:s text:c="7"/>= prime_doubled / BLOCK_STEP;</text:p>
      <text:p text:style-name="P3"><text:s text:c="11"/>for (i = first; i &lt;= high_value; i += prime_doubled) <text:s text:c="2"/>{</text:p>
      <text:p text:style-name="P3"><text:s text:c="15"/>marked[first_value_index] = 1;</text:p>
      <text:p text:style-name="P3"><text:s text:c="15"/>first_value_index += prime_step;</text:p>
      <text:p text:style-name="P3"><text:s text:c="11"/>} /* for */</text:p>
      <text:p text:style-name="P3"><text:s text:c="8"/>}</text:p>
      <text:p text:style-name="P3"><text:s text:c="8"/></text:p>
      <text:p text:style-name="P3"><text:s text:c="8"/>block_low_value += num_per_block * BLOCK_STEP;</text:p>
      <text:p text:style-name="P3"><text:s text:c="8"/>block_high_value = MIN(high_value, </text:p>
      <text:p text:style-name="P3"><text:s text:c="26"/>block_high_value + num_per_block * BLOCK_STEP); </text:p>
      <text:p text:style-name="P3"><text:s text:c="4"/>} /* for first_index_in_block */</text:p>
      <text:p text:style-name="P3"/>
      <text:p text:style-name="P3"/>
      <text:p text:style-name="P3"><text:s text:c="4"/>/* </text:p>
      <text:p text:style-name="P3"><text:s text:c="5"/>* count the number of prime numbers found on this process </text:p>
      <text:p text:style-name="P3"><text:s text:c="5"/>*/</text:p>
      <text:p text:style-name="P3"><text:s text:c="4"/>count = 0;</text:p>
      <text:p text:style-name="P3"><text:s text:c="4"/>for (i = 0; i &lt; size; i++)</text:p>
      <text:p text:style-name="P3"><text:s text:c="8"/>if (!marked[i])</text:p>
      <text:p text:style-name="P3"><text:s text:c="12"/>count++;</text:p>
      <text:p text:style-name="P3"/>
      <text:p text:style-name="P3"><text:s text:c="4"/>MPI_Reduce(&amp;count, &amp;global_count, 1, MPI_INT, </text:p>
      <text:p text:style-name="P3"><text:s text:c="15"/>MPI_SUM, 0, MPI_COMM_WORLD);</text:p>
      <text:p text:style-name="P3"/>
      <text:p text:style-name="P3"><text:s text:c="4"/>/*</text:p>
      <text:p text:style-name="P3"><text:s text:c="5"/>* stop the timer </text:p>
      <text:p text:style-name="P3"><text:s text:c="5"/>*/</text:p>
      <text:p text:style-name="P3"><text:s text:c="4"/>elapsed_time += MPI_Wtime();</text:p>
      <text:p text:style-name="P3"/>
      <text:p text:style-name="P3"><text:s text:c="4"/>/* print the results */</text:p>
      <text:p text:style-name="P3"><text:s text:c="4"/>if (id == 0) <text:s text:c="2"/>{</text:p>
      <text:p text:style-name="P3"><text:s text:c="8"/>global_count += 1; /* add first prime, 2 */</text:p>
      <text:p text:style-name="P3"><text:s text:c="8"/>printf("%d primes are less than or equal to %d\n", </text:p>
      <text:p text:style-name="P3"><text:s text:c="15"/>global_count, n);</text:p>
      <text:p text:style-name="P3"><text:s text:c="8"/>printf("Total elapsed time: %10.6fs\n", </text:p>
      <text:p text:style-name="P3"><text:s text:c="15"/>elapsed_time);</text:p>
      <text:p text:style-name="P3"><text:s text:c="4"/>} /* if */</text:p>
      <text:p text:style-name="P3"/>
      <text:p text:style-name="P3"><text:s text:c="4"/>MPI_Finalize();</text:p>
      <text:p text:style-name="P3"/>
      <text:p text:style-name="P3"><text:s text:c="4"/>return 0;</text:p>
      <text:p text:style-name="P3">}</text:p>
      <text:p text:style-name="P3"/>
      <text:p text:style-name="P3"/>
      <text:p text:style-name="P1">OUTPUT :</text:p>
      <text:p text:style-name="P1"/>
      <text:p text:style-name="P3"><draw:frame draw:style-name="fr1" draw:name="Image1" text:anchor-type="paragraph" svg:width="17.59cm" svg:height="1.547cm" draw:z-index="0"><draw:image xlink:href="Pictures/100002010000032700000047486A09674D0E8B5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12:04:26.340647697</meta:creation-date>
    <dc:date>2019-10-25T19:00:03.693044558</dc:date>
    <meta:editing-duration>PT19M17S</meta:editing-duration>
    <meta:editing-cycles>2</meta:editing-cycles>
    <meta:generator>LibreOffice/6.3.2.2$Linux_X86_64 LibreOffice_project/30$Build-2</meta:generator>
    <meta:document-statistic meta:table-count="0" meta:image-count="1" meta:object-count="0" meta:page-count="5" meta:paragraph-count="165" meta:word-count="676" meta:character-count="5528" meta:non-whitespace-character-count="3463"/>
  </office:meta>
</office:document-meta>
</file>